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fo:language="nl" fo:country="NL" fo:font-weight="bold" officeooo:rsid="000cdbc7" officeooo:paragraph-rsid="000cdbc7" style:font-size-asian="18pt" style:font-weight-asian="bold" style:font-size-complex="18pt" style:font-weight-complex="bold"/>
    </style:style>
    <style:style style:name="P2" style:family="paragraph" style:parent-style-name="Standard">
      <style:text-properties fo:font-size="18pt" fo:language="nl" fo:country="NL" fo:font-weight="bold" officeooo:rsid="000cdbc7" officeooo:paragraph-rsid="002646f7" style:font-size-asian="18pt" style:font-weight-asian="bold" style:font-size-complex="18pt" style:font-weight-complex="bold"/>
    </style:style>
    <style:style style:name="P3" style:family="paragraph" style:parent-style-name="Standard">
      <style:text-properties fo:font-size="18pt" fo:language="en" fo:country="GB" fo:font-weight="bold" officeooo:rsid="000cdbc7" officeooo:paragraph-rsid="000cdbc7" style:font-size-asian="18pt" style:font-weight-asian="bold" style:font-size-complex="18pt" style:font-weight-complex="bold"/>
    </style:style>
    <style:style style:name="P4" style:family="paragraph" style:parent-style-name="Standard">
      <style:text-properties fo:font-size="18pt" fo:language="en" fo:country="GB" fo:font-weight="bold" officeooo:rsid="003af6f3" officeooo:paragraph-rsid="003af6f3" style:font-size-asian="18pt" style:font-weight-asian="bold" style:font-size-complex="18pt" style:font-weight-complex="bold"/>
    </style:style>
    <style:style style:name="P5" style:family="paragraph" style:parent-style-name="Standard">
      <style:text-properties fo:font-size="18pt" fo:language="en" fo:country="GB" fo:font-weight="bold" officeooo:rsid="0045a81d" officeooo:paragraph-rsid="0045a81d" style:font-size-asian="18pt" style:font-weight-asian="bold" style:font-size-complex="18pt" style:font-weight-complex="bold"/>
    </style:style>
    <style:style style:name="P6" style:family="paragraph" style:parent-style-name="Standard">
      <style:text-properties fo:font-size="18pt" fo:language="en" fo:country="GB" fo:font-weight="bold" officeooo:rsid="000cdbc7" officeooo:paragraph-rsid="000cdbc7" style:font-size-asian="15.75pt" style:font-weight-asian="bold" style:font-size-complex="18pt" style:font-weight-complex="bold"/>
    </style:style>
    <style:style style:name="P7" style:family="paragraph" style:parent-style-name="Standard">
      <style:text-properties fo:font-size="18pt" fo:language="en" fo:country="GB" fo:font-weight="bold" officeooo:rsid="00100c93" officeooo:paragraph-rsid="00100c93" style:font-size-asian="15.75pt" style:font-weight-asian="bold" style:font-size-complex="18pt" style:font-weight-complex="bold"/>
    </style:style>
    <style:style style:name="P8" style:family="paragraph" style:parent-style-name="Standard">
      <style:text-properties fo:font-size="18pt" fo:language="en" fo:country="GB" fo:font-weight="bold" officeooo:rsid="004164d7" officeooo:paragraph-rsid="004164d7" style:font-size-asian="15.75pt" style:font-weight-asian="bold" style:font-size-complex="18pt" style:font-weight-complex="bold"/>
    </style:style>
    <style:style style:name="P9" style:family="paragraph" style:parent-style-name="Standard">
      <style:text-properties fo:font-size="18pt" fo:language="en" fo:country="GB" fo:font-weight="bold" officeooo:rsid="0043ba40" officeooo:paragraph-rsid="0043ba40" style:font-size-asian="15.75pt" style:font-weight-asian="bold" style:font-size-complex="18pt" style:font-weight-complex="bold"/>
    </style:style>
    <style:style style:name="P10" style:family="paragraph" style:parent-style-name="Standard">
      <style:text-properties fo:language="en" fo:country="GB" officeooo:rsid="000cdbc7" officeooo:paragraph-rsid="000cdbc7"/>
    </style:style>
    <style:style style:name="P11" style:family="paragraph" style:parent-style-name="Standard">
      <style:text-properties fo:language="en" fo:country="GB" officeooo:rsid="003df1b9" officeooo:paragraph-rsid="003df1b9"/>
    </style:style>
    <style:style style:name="P12" style:family="paragraph" style:parent-style-name="Standard">
      <style:text-properties fo:font-size="12pt" fo:language="en" fo:country="GB" fo:font-weight="normal" officeooo:rsid="000cdbc7" officeooo:paragraph-rsid="000cdbc7" style:font-size-asian="12pt" style:font-weight-asian="normal" style:font-size-complex="12pt" style:font-weight-complex="normal"/>
    </style:style>
    <style:style style:name="P13" style:family="paragraph" style:parent-style-name="Standard">
      <style:text-properties fo:font-size="12pt" fo:language="en" fo:country="GB" fo:font-weight="normal" officeooo:rsid="003faa95" officeooo:paragraph-rsid="003faa95" style:font-size-asian="12pt" style:font-weight-asian="normal" style:font-size-complex="12pt" style:font-weight-complex="normal"/>
    </style:style>
    <style:style style:name="P14" style:family="paragraph" style:parent-style-name="Standard">
      <style:text-properties fo:font-size="12pt" fo:language="en" fo:country="GB" fo:font-weight="normal" officeooo:rsid="00411c2a" officeooo:paragraph-rsid="00411c2a" style:font-size-asian="12pt" style:font-weight-asian="normal" style:font-size-complex="12pt" style:font-weight-complex="normal"/>
    </style:style>
    <style:style style:name="P15" style:family="paragraph" style:parent-style-name="Standard">
      <style:text-properties fo:font-size="12pt" fo:language="en" fo:country="GB" fo:font-weight="normal" officeooo:rsid="004164d7" officeooo:paragraph-rsid="004164d7" style:font-size-asian="12pt" style:font-weight-asian="normal" style:font-size-complex="12pt" style:font-weight-complex="normal"/>
    </style:style>
    <style:style style:name="P16" style:family="paragraph" style:parent-style-name="Standard">
      <style:text-properties fo:font-size="12pt" fo:language="en" fo:country="GB" fo:font-weight="normal" officeooo:rsid="0043ba40" officeooo:paragraph-rsid="0043ba40" style:font-size-asian="12pt" style:font-weight-asian="normal" style:font-size-complex="12pt" style:font-weight-complex="normal"/>
    </style:style>
    <style:style style:name="P17" style:family="paragraph" style:parent-style-name="Text_20_body" style:list-style-name="L2">
      <style:text-properties officeooo:paragraph-rsid="004db19a"/>
    </style:style>
    <style:style style:name="P18" style:family="paragraph" style:parent-style-name="Text_20_body">
      <style:text-properties fo:language="en" fo:country="GB" officeooo:rsid="002d7df7" officeooo:paragraph-rsid="002d7df7"/>
    </style:style>
    <style:style style:name="P19" style:family="paragraph" style:parent-style-name="Text_20_body">
      <style:text-properties fo:language="en" fo:country="GB" officeooo:rsid="0030b5e5" officeooo:paragraph-rsid="0030b5e5"/>
    </style:style>
    <style:style style:name="P20" style:family="paragraph" style:parent-style-name="Text_20_body">
      <style:text-properties fo:language="en" fo:country="GB" officeooo:rsid="0037bb51" officeooo:paragraph-rsid="0037bb51"/>
    </style:style>
    <style:style style:name="P21" style:family="paragraph" style:parent-style-name="Text_20_body">
      <style:text-properties fo:language="en" fo:country="GB" officeooo:rsid="0038bd76" officeooo:paragraph-rsid="0038bd76"/>
    </style:style>
    <style:style style:name="P22" style:family="paragraph" style:parent-style-name="Text_20_body" style:list-style-name="L1">
      <style:text-properties fo:language="en" fo:country="GB" officeooo:paragraph-rsid="00489cc6"/>
    </style:style>
    <style:style style:name="P23" style:family="paragraph" style:parent-style-name="Text_20_body">
      <style:text-properties fo:language="en" fo:country="GB" officeooo:rsid="00472a7d" officeooo:paragraph-rsid="00472a7d"/>
    </style:style>
    <style:style style:name="P24" style:family="paragraph" style:parent-style-name="Text_20_body" style:list-style-name="L2">
      <style:paragraph-properties fo:margin-top="0in" fo:margin-bottom="0in" loext:contextual-spacing="false"/>
    </style:style>
    <style:style style:name="P25" style:family="paragraph" style:parent-style-name="Text_20_body" style:list-style-name="L1">
      <style:paragraph-properties fo:margin-top="0in" fo:margin-bottom="0in" loext:contextual-spacing="false"/>
      <style:text-properties fo:language="en" fo:country="GB"/>
    </style:style>
    <style:style style:name="P26" style:family="paragraph" style:parent-style-name="Text_20_body" style:list-style-name="L2">
      <style:paragraph-properties fo:margin-top="0in" fo:margin-bottom="0in" loext:contextual-spacing="false"/>
      <style:text-properties fo:language="en" fo:country="GB"/>
    </style:style>
    <style:style style:name="P27" style:family="paragraph" style:parent-style-name="Text_20_body" style:list-style-name="L1">
      <style:paragraph-properties fo:margin-top="0in" fo:margin-bottom="0in" loext:contextual-spacing="false"/>
      <style:text-properties fo:language="en" fo:country="GB" officeooo:rsid="00489cc6" officeooo:paragraph-rsid="00489cc6"/>
    </style:style>
    <style:style style:name="P28" style:family="paragraph" style:parent-style-name="Heading_20_2">
      <style:text-properties fo:language="en" fo:country="GB" officeooo:rsid="0038bd76" officeooo:paragraph-rsid="0038bd76"/>
    </style:style>
    <style:style style:name="P29" style:family="paragraph" style:parent-style-name="Heading_20_1">
      <style:text-properties fo:language="en" fo:country="GB" officeooo:rsid="002d7df7" officeooo:paragraph-rsid="002d7df7"/>
    </style:style>
    <style:style style:name="P30" style:family="paragraph" style:parent-style-name="Heading_20_1">
      <style:text-properties fo:font-size="18pt" fo:language="en" fo:country="GB" fo:font-weight="bold" officeooo:rsid="000cdbc7" officeooo:paragraph-rsid="000cdbc7" style:font-size-asian="18pt" style:font-weight-asian="bold" style:font-size-complex="18pt" style:font-weight-complex="bold"/>
    </style:style>
    <style:style style:name="P31" style:family="paragraph" style:parent-style-name="Heading_20_1">
      <style:text-properties fo:font-size="18pt" fo:language="en" fo:country="GB" fo:font-weight="bold" officeooo:rsid="0049ac59" officeooo:paragraph-rsid="0049ac59" style:font-size-asian="18pt" style:font-weight-asian="bold" style:font-size-complex="18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465f4f" style:font-size-asian="12pt" style:font-weight-asian="normal" style:font-size-complex="12pt" style:font-weight-complex="normal"/>
    </style:style>
    <style:style style:name="T3" style:family="text">
      <style:text-properties fo:font-size="12pt" fo:language="en" fo:country="GB" fo:font-weight="normal" style:font-size-asian="12pt" style:font-weight-asian="normal" style:font-size-complex="12pt" style:font-weight-complex="normal"/>
    </style:style>
    <style:style style:name="T4" style:family="text">
      <style:text-properties fo:font-size="12pt" fo:language="en" fo:country="GB" fo:font-weight="normal" officeooo:rsid="003ed300" style:font-size-asian="12pt" style:font-weight-asian="normal" style:font-size-complex="12pt" style:font-weight-complex="normal"/>
    </style:style>
    <style:style style:name="T5" style:family="text">
      <style:text-properties fo:font-size="12pt" fo:language="en" fo:country="GB" fo:font-weight="normal" officeooo:rsid="003faa95" style:font-size-asian="12pt" style:font-weight-asian="normal" style:font-size-complex="12pt" style:font-weight-complex="normal"/>
    </style:style>
    <style:style style:name="T6" style:family="text">
      <style:text-properties fo:font-size="12pt" fo:language="en" fo:country="GB" fo:font-weight="normal" officeooo:rsid="0044085a" style:font-size-asian="12pt" style:font-weight-asian="normal" style:font-size-complex="12pt" style:font-weight-complex="normal"/>
    </style:style>
    <style:style style:name="T7" style:family="text">
      <style:text-properties officeooo:rsid="0029207e"/>
    </style:style>
    <style:style style:name="T8" style:family="text">
      <style:text-properties officeooo:rsid="002f6a28"/>
    </style:style>
    <style:style style:name="T9" style:family="text">
      <style:text-properties officeooo:rsid="00321c89"/>
    </style:style>
    <style:style style:name="T10" style:family="text">
      <style:text-properties officeooo:rsid="0039b4da"/>
    </style:style>
    <style:style style:name="T11" style:family="text">
      <style:text-properties fo:language="en" fo:country="GB"/>
    </style:style>
    <style:style style:name="T12" style:family="text">
      <style:text-properties fo:language="en" fo:country="GB" officeooo:rsid="004db19a"/>
    </style:style>
    <style:style style:name="T13" style:family="text">
      <style:text-properties officeooo:rsid="003c3914"/>
    </style:style>
    <style:style style:name="T14" style:family="text">
      <style:text-properties officeooo:rsid="003faa95"/>
    </style:style>
    <style:style style:name="T15" style:family="text">
      <style:text-properties officeooo:rsid="00411c2a"/>
    </style:style>
    <style:style style:name="T16" style:family="text">
      <style:text-properties officeooo:rsid="0041ebce"/>
    </style:style>
    <style:style style:name="T17" style:family="text">
      <style:text-properties officeooo:rsid="00472a7d"/>
    </style:style>
    <style:style style:name="T18" style:family="text">
      <style:text-properties officeooo:rsid="004804db"/>
    </style:style>
    <style:style style:name="T19" style:family="text">
      <style:text-properties officeooo:rsid="00489cc6"/>
    </style:style>
    <style:style style:name="T20" style:family="text">
      <style:text-properties officeooo:rsid="0049ac59"/>
    </style:style>
    <style:style style:name="T21" style:family="text">
      <style:text-properties officeooo:rsid="004e67fe"/>
    </style:style>
    <style:style style:name="T22" style:family="text">
      <style:text-properties officeooo:rsid="004fd6dd"/>
    </style:style>
    <style:style style:name="T23" style:family="text">
      <style:text-properties officeooo:rsid="00535ef8"/>
    </style:style>
    <style:style style:name="T24" style:family="text">
      <style:text-properties officeooo:rsid="00569e5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A little about me</text:h>
      <text:p text:style-name="P18">Hi, I am Marlo van Gulik and I am 17 years old. Last year I transferred from <text:span text:style-name="T21">an administrative education (HAVO)</text:span> to application development <text:span text:style-name="T21">(MBO)</text:span>. I made this choice, because the <text:span text:style-name="T21">administrative eduction</text:span> was too theoretical. This was a great choice, since I can develop my coding skills <text:span text:style-name="T21">further and do something I enjoy</text:span>.</text:p>
      <text:p text:style-name="P18">In one of the first weeks of the new education, it became clear that I finished the assignments relatively easily. I went to the teachers with this because I had a lot of spare time. <text:span text:style-name="T22">The teachers gave me the opportunity</text:span> to recreate minesweeper in JavaScript. Doing this <text:span text:style-name="T22">was</text:span> great, because it was more challenging than the normal assignments. <text:span text:style-name="T8">In December the teachers and me participated in the Advent of Code 2019. I did this in C++ because I was looking for more challenge and I was learning C++ at this time. Because of this I learned how RAM works and I learned a lot about C++. This helped me with making JavaScript code too.</text:span></text:p>
      <text:p text:style-name="P19">Games have always been interesting for me, and I would love to create a game. I have done some research for making games and looked at several engines to run the game on. They’re all quite interesting, but I had no idea what kind of game to make. <text:span text:style-name="T9">Currently, I am creating an engine to run the game on, as challenge and for fun since I love coding. I started with Vulkan as rendering API, but this is quite hard when you don’t have OpenGL experience yet. It didn’t work out and I didn’t understand Vulkan. But I didn’t give up and completely stop, I restarted but this time I am using GLFW, since it’s a lot more simple. Right now it’s going great, although I haven’t come very far yet, but the basics are here.</text:span></text:p>
      <text:p text:style-name="P20">In the second year of <text:span text:style-name="T24">the administr</text:span>, I used Blender for a school project, and loved using it to create 3D models. I did a lot more research after this, and <text:span text:style-name="T13">started enjoying it way more.</text:span> I made this spaceship cockpit on the left, and my PC’s case (the top picture). The PC’s case was made using a non-destructive workflow.</text:p>
      <text:h text:style-name="P28" text:outline-level="2">What I want</text:h>
      <text:p text:style-name="P21">I want to <text:span text:style-name="T23">keep studying code.</text:span> <text:span text:style-name="T23">A</text:span>nd <text:span text:style-name="T23">if I am good enough</text:span> <text:span text:style-name="T23">I want to go to a</text:span> university. Making games seems like a lot of fun to me, the logic part as well as the design part. <text:span text:style-name="T10">What I have always found interesting in games is procedural generation. Also artificial intelligence is really interesting. This field interests me because there is always something to learn, and I hope to learn a lot.</text:span></text:p>
      <text:p text:style-name="P10"/>
      <text:p text:style-name="P10"/>
      <text:p text:style-name="P10"/>
      <text:p text:style-name="P3"/>
      <text:p text:style-name="P3"/>
      <text:p text:style-name="P3"/>
      <text:p text:style-name="P3"/>
      <text:p text:style-name="P4"><text:soft-page-break/>The background</text:p>
      <text:p text:style-name="P11">The image on the background was inspired by another image on the internet. I really liked that image, but I didn’t think the colour pallet suited me, and I recreated it using Blender.</text:p>
      <text:p text:style-name="P10"/>
      <text:p text:style-name="P3">Advent of code 2019</text:p>
      <text:p text:style-name="P2"><text:span text:style-name="T4">Last December I competed in the Advent of Code 2019 with my teachers. This was a lot of fun and I learned a lot. One of the things I did was draw a giant map, because it seemed fun. Although it’s quite useless because the characters are too small, it was quite fun. I spent a long time on this, because the program used too much RAM, and my PC couldn’t handle it. Eventually it worked and it drew a map with a size of around 400 MB. </text:span><text:span text:style-name="T5">The map is 17500 characters wide, and 24500 characters long</text:span><text:span text:style-name="T3"> </text:span><text:a xlink:type="simple" xlink:href="https://github.com/marloVGulik/Advent-of-code-2019" text:style-name="Internet_20_link" text:visited-style-name="Visited_20_Internet_20_Link">(Github link)</text:a><text:span text:style-name="T3"> </text:span></text:p>
      <text:p text:style-name="P12"/>
      <text:p text:style-name="P6"><text:span text:style-name="T14">The</text:span> cockpit <text:span text:style-name="T14">of</text:span> <text:span text:style-name="T14">a</text:span> <text:span text:style-name="T14">spaceship</text:span></text:p>
      <text:p text:style-name="P13">I worked on the cockpit as a fun project with Blender. I enjoy simplistic and futuristic design. This spaceship was hard to make, because the glass is hard to create.</text:p>
      <text:p text:style-name="P12"/>
      <text:p text:style-name="P6"><text:span text:style-name="T15">The</text:span> 3D textures rendering test</text:p>
      <text:p text:style-name="P14">This testing project was made because I was playing around with textures and it was a great way of testing the textures. The end result looked pretty decent I’d say.</text:p>
      <text:p text:style-name="P12"/>
      <text:p text:style-name="P8">School project sustainable home</text:p>
      <text:p text:style-name="P15">The last school project I did on the HAVO, was creating a sustainable home in Blender. I unfortunately couldn’t get my oldest school projects back, because they are on the servers on my old school. <text:span text:style-name="T16">I did think this one was worth putting on my portfolio. It’s a lot of wood, but it looks okay.</text:span></text:p>
      <text:p text:style-name="P12"/>
      <text:p text:style-name="P9">A retro sci-fi car</text:p>
      <text:p text:style-name="P16">This is the oldest project I could find. It was on my old PC and found it whilst searching for the first school project.</text:p>
      <text:p text:style-name="P12"/>
      <text:p text:style-name="P7">Minesweeper in JavaScript</text:p>
      <text:p text:style-name="P1"><text:span text:style-name="T6">This is the minesweeper project I was allowed to do. It’s a completely functional version of minesweeper in the browser. I’d say it worked out pretty nice, but if I would do it again, I would do it differently, since I learned a lot about coding and JavaScript.</text:span><text:span text:style-name="T3"> </text:span><text:a xlink:type="simple" xlink:href="https://github.com/marloVGulik/minesweeper" text:style-name="Internet_20_link" text:visited-style-name="Visited_20_Internet_20_Link">(Github link)</text:a><text:span text:style-name="T3"> </text:span></text:p>
      <text:p text:style-name="P12"/>
      <text:p text:style-name="P7">Asteroids on<text:span text:style-name="T7">l</text:span>ine in JavaScript</text:p>
      <text:p text:style-name="P5"><text:span text:style-name="T1">This is a simple game I started working on a few months ago. It sounded fun to have some kind of battle royale version of the game Asteroids. The idea was to let the player play Asteroids, and slowly increase the difficulty of the game, until only one person is left, who </text:span><text:span text:style-name="T2">then becomes</text:span><text:span text:style-name="T1"> the winner. </text:span><text:span text:style-name="T2">An interesting twist would be, that you would be able to attack another player with the points you built up by shooting the asteroids. Unfortunately I haven’t come this far yet, but looking at it makes me want to work on it again.</text:span></text:p>
      <text:p text:style-name="P12"/>
      <text:p text:style-name="P12"/>
      <text:p text:style-name="P12"/>
      <text:p text:style-name="P12"/>
      <text:p text:style-name="P12"><text:soft-page-break/></text:p>
      <text:p text:style-name="P12"/>
      <text:p text:style-name="P12"/>
      <text:h text:style-name="P30" text:outline-level="1"><text:span text:style-name="T17">My</text:span> skills</text:h>
      <text:p text:style-name="P23">Below this line I summed up some of the skills I have. I hoped to have proven these skills by showing what I made already. These are my skills:</text:p>
      <text:list xml:id="list2105405039" text:style-name="L1">
        <text:list-item>
          <text:p text:style-name="P25">JavaScript </text:p>
        </text:list-item>
        <text:list-item>
          <text:p text:style-name="P25">NodeJS <text:span text:style-name="T18">with</text:span> socket.io </text:p>
        </text:list-item>
        <text:list-item>
          <text:p text:style-name="P25">CSS </text:p>
        </text:list-item>
        <text:list-item>
          <text:p text:style-name="P25">HTML </text:p>
        </text:list-item>
        <text:list-item>
          <text:p text:style-name="P25">C++ </text:p>
        </text:list-item>
        <text:list-item>
          <text:p text:style-name="P25"><text:span text:style-name="T18">Modelling</text:span> in Blender </text:p>
        </text:list-item>
        <text:list-item>
          <text:p text:style-name="P25"><text:span text:style-name="T18">(A tiny bit of)</text:span> batch </text:p>
        </text:list-item>
        <text:list-item>
          <text:p text:style-name="P27">Working alone, and researching alone</text:p>
        </text:list-item>
        <text:list-item>
          <text:p text:style-name="P22">W<text:span text:style-name="T19">orking in a team</text:span> </text:p>
        </text:list-item>
      </text:list>
      <text:h text:style-name="P31" text:outline-level="1">My contact information</text:h>
      <text:list xml:id="list1872607330" text:style-name="L2">
        <text:list-item>
          <text:p text:style-name="P26"><text:span text:style-name="T20">Phone number</text:span>: +31 6 18866708 </text:p>
        </text:list-item>
        <text:list-item>
          <text:p text:style-name="P24"><text:a xlink:type="simple" xlink:href="mailto:mjvangulik208@gmail.com" text:style-name="Internet_20_link" text:visited-style-name="Visited_20_Internet_20_Link">Email: mjvangulik208@gmail.com</text:a><text:span text:style-name="T11"> </text:span></text:p>
        </text:list-item>
        <text:list-item>
          <text:p text:style-name="P24"><text:a xlink:type="simple" xlink:href="https://github.com/marloVGulik" text:style-name="Internet_20_link" text:visited-style-name="Visited_20_Internet_20_Link">Github: marloVGulik</text:a><text:span text:style-name="T11"> </text:span></text:p>
        </text:list-item>
        <text:list-item>
          <text:p text:style-name="P17"><text:span text:style-name="T12">Adress</text:span><text:span text:style-name="T11">: Kinkelenburg 133, 3328 AJ Dordrecht </text:span><text:span text:style-name="T12">(From start of March: </text:span>Tuinderslaan 58, 4731 XL Oudenbosch <text:span text:style-name="T12">)</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17:47:32.073000000</meta:creation-date>
    <dc:date>2020-01-27T21:32:35.611000000</dc:date>
    <meta:editing-duration>PT4H48M54S</meta:editing-duration>
    <meta:editing-cycles>72</meta:editing-cycles>
    <meta:generator>LibreOffice/6.2.0.3$Windows_X86_64 LibreOffice_project/98c6a8a1c6c7b144ce3cc729e34964b47ce25d62</meta:generator>
    <meta:document-statistic meta:table-count="0" meta:image-count="0" meta:object-count="0" meta:page-count="3" meta:paragraph-count="39" meta:word-count="993" meta:character-count="5337" meta:non-whitespace-character-count="4383"/>
  </office:meta>
</office:document-meta>
</file>